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12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5.547cm"/>
    </style:style>
    <style:style style:name="co9" style:family="table-column">
      <style:table-column-properties fo:break-before="auto" style:column-width="5.49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6pt"/>
    </style:style>
    <style:style style:name="ce15" style:family="table-cell" style:parent-style-name="Default">
      <style:table-cell-properties style:vertical-align="middle"/>
      <style:text-properties fo:font-size="6pt"/>
    </style:style>
    <style:style style:name="ce16" style:family="table-cell" style:parent-style-name="Default">
      <style:text-properties fo:font-size="6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Calibri" fo:font-size="6pt"/>
    </style:style>
    <style:style style:name="ce18" style:family="table-cell" style:parent-style-name="Default">
      <style:table-cell-properties fo:wrap-option="wrap" style:vertical-align="middle"/>
      <style:text-properties fo:color="#000000" fo:font-size="6pt"/>
    </style:style>
    <style:style style:name="ce19" style:family="table-cell" style:parent-style-name="Default">
      <style:table-cell-properties style:vertical-align="middle"/>
      <style:text-properties fo:color="#000000" fo:font-size="6pt"/>
    </style:style>
    <style:style style:name="ce2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6pt"/>
    </style:style>
    <style:style style:name="ce21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Calibri" fo:font-size="6pt"/>
    </style:style>
    <style:style style:name="ce22" style:family="table-cell" style:parent-style-name="Default">
      <style:table-cell-properties style:vertical-align="middle"/>
      <style:text-properties fo:color="#000000" style:font-name="Calibri" fo:font-size="6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13" table:formula="oooc:=SUM([.H2:.H107])/(110*3)" office:value-type="percentage" office:value="0.587878787878788">
            <text:p>58,79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6]=&quot;x&quot;;1;0)+IF([.E26]=&quot;x&quot;;1;0)+IF([.F2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7]=&quot;x&quot;;1;0)+IF([.E27]=&quot;x&quot;;1;0)+IF([.F2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9]=&quot;x&quot;;1;0)+IF([.E29]=&quot;x&quot;;1;0)+IF([.F2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41]=&quot;x&quot;;1;0)+IF([.E41]=&quot;x&quot;;1;0)+IF([.F4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45]=&quot;x&quot;;1;0)+IF([.E45]=&quot;x&quot;;1;0)+IF([.F4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0]=&quot;x&quot;;1;0)+IF([.E50]=&quot;x&quot;;1;0)+IF([.F5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4]=&quot;x&quot;;1;0)+IF([.E54]=&quot;x&quot;;1;0)+IF([.F5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6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66]=&quot;x&quot;;1;0)+IF([.E66]=&quot;x&quot;;1;0)+IF([.F6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6"/>
          <table:table-cell table:formula="oooc:=IF([.D81]=&quot;x&quot;;1;0)+IF([.E81]=&quot;x&quot;;1;0)+IF([.F8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3" table:style-name="ce10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2]=&quot;x&quot;;1;0)+IF([.E92]=&quot;x&quot;;1;0)+IF([.F9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3]=&quot;x&quot;;1;0)+IF([.E93]=&quot;x&quot;;1;0)+IF([.F9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7]=&quot;x&quot;;1;0)+IF([.E97]=&quot;x&quot;;1;0)+IF([.F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8]=&quot;x&quot;;1;0)+IF([.E98]=&quot;x&quot;;1;0)+IF([.F98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99]=&quot;x&quot;;1;0)+IF([.E99]=&quot;x&quot;;1;0)+IF([.F9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0]=&quot;x&quot;;1;0)+IF([.E100]=&quot;x&quot;;1;0)+IF([.F10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4]=&quot;x&quot;;1;0)+IF([.E104]=&quot;x&quot;;1;0)+IF([.F10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8]=&quot;x&quot;;1;0)+IF([.E108]=&quot;x&quot;;1;0)+IF([.F10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7"/>
          <table:table-cell table:style-name="ce14" office:value-type="string">
            <text:p>freedesktop name</text:p>
          </table:table-cell>
          <table:table-cell table:style-name="ce20" office:value-type="string">
            <text:p>oxygen name</text:p>
          </table:table-cell>
          <table:table-cell table:style-name="ce20" office:value-type="string">
            <text:p>proposed name</text:p>
          </table:table-cell>
          <table:table-cell table:style-name="ce8"/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7"/>
          <table:table-cell table:style-name="ce15"/>
          <table:table-cell table:style-name="ce16"/>
          <table:table-cell table:style-name="ce14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6"/>
          <table:table-cell table:style-name="ce20" office:value-type="string">
            <text:p>./mimetypes/application-pdf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6"/>
          <table:table-cell table:style-name="ce20" office:value-type="string">
            <text:p>./apps/acroread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7"/>
          <table:table-cell table:style-name="ce14" office:value-type="string">
            <text:p>./actions/dialog-warning.svg</text:p>
          </table:table-cell>
          <table:table-cell table:style-name="ce16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7"/>
          <table:table-cell table:style-name="ce16"/>
          <table:table-cell table:style-name="ce15"/>
          <table:table-cell table:style-name="ce14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kcsrc.svgz</text:p>
          </table:table-cell>
          <table:table-cell table:style-name="ce14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7"/>
          <table:table-cell table:style-name="ce16"/>
          <table:table-cell table:style-name="ce20" office:value-type="string">
            <text:p>./actions/configure.svg</text:p>
          </table:table-cell>
          <table:table-cell table:style-name="ce20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7"/>
          <table:table-cell table:style-name="ce14" office:value-type="string">
            <text:p>./mimetypes/x-office-documen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6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7"/>
          <table:table-cell table:style-name="ce14" office:value-type="string">
            <text:p>./mimetypes/application-x-executable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7"/>
          <table:table-cell table:style-name="ce14" office:value-type="string">
            <text:p>./mimetypes/application-x-font-o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7"/>
          <table:table-cell table:style-name="ce14" office:value-type="string">
            <text:p>./mimetypes/application-x-font-sn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7"/>
          <table:table-cell table:style-name="ce16"/>
          <table:table-cell table:style-name="ce20" office:value-type="string">
            <text:p>./actions/footprint.svg</text:p>
          </table:table-cell>
          <table:table-cell table:style-name="ce20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7"/>
          <table:table-cell table:style-name="ce18"/>
          <table:table-cell table:style-name="ce15"/>
          <table:table-cell table:style-name="ce20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7"/>
          <table:table-cell table:style-name="ce19"/>
          <table:table-cell table:style-name="ce20" office:value-type="string">
            <text:p>./actions/zoom-origina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vnd.oasis.opendocument.graphics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7"/>
          <table:table-cell table:style-name="ce18"/>
          <table:table-cell table:style-name="ce20" office:value-type="string">
            <text:p>./mimetypes/application-vnd.oasis.opendocument.text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pdf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7"/>
          <table:table-cell table:style-name="ce14" office:value-type="string">
            <text:p>./devices/printer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python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7"/>
          <table:table-cell table:style-name="ce14" office:value-type="string">
            <text:p>./actions/document-rever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7"/>
          <table:table-cell table:style-name="ce14" office:value-type="string">
            <text:p>./actions/object-rotate-lef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7"/>
          <table:table-cell table:style-name="ce14" office:value-type="string">
            <text:p>./actions/object-rotate-righ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7"/>
          <table:table-cell table:style-name="ce14" office:value-type="string">
            <text:p>./devices/screen.svg</text:p>
          </table:table-cell>
          <table:table-cell table:style-name="ce20" office:value-type="string">
            <text:p>./devices/video-display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7"/>
          <table:table-cell table:style-name="ce16"/>
          <table:table-cell table:style-name="ce20" office:value-type="string">
            <text:p>./applications/scribus.svg</text:p>
          </table:table-cell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7"/>
          <table:table-cell table:style-name="ce16"/>
          <table:table-cell table:style-name="ce20" office:value-type="string">
            <text:p>./actions/format-justify-fill.svg</text:p>
          </table:table-cell>
          <table:table-cell table:style-name="ce20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7"/>
          <table:table-cell table:style-name="ce14" office:value-type="string">
            <text:p>./actions/format-text-strikethroug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7"/>
          <table:table-cell table:style-name="ce16"/>
          <table:table-cell table:style-name="ce20" office:value-type="string">
            <text:p>./actions/too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7"/>
          <table:table-cell table:style-name="ce14" office:value-type="string">
            <text:p>./places/user-tras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7"/>
          <table:table-cell table:style-name="ce16"/>
          <table:table-cell table:style-name="ce20" office:value-type="string">
            <text:p>./places/user-trash-ful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7"/>
          <table:table-cell table:style-name="ce16"/>
          <table:table-cell table:style-name="ce20" office:value-type="string">
            <text:p>./mimetype/application-x-font-afm.svgz</text:p>
          </table:table-cell>
          <table:table-cell table:style-name="ce20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7"/>
          <table:table-cell table:style-name="ce16"/>
          <table:table-cell table:style-name="ce20" office:value-type="string">
            <text:p>./actions/edit-add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7"/>
          <table:table-cell table:style-name="ce14" office:value-type="string">
            <text:p>./actions/edit-c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7"/>
          <table:table-cell table:style-name="ce16"/>
          <table:table-cell table:style-name="ce20" office:value-type="string">
            <text:p>./mimetypes/vectorgfx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7"/>
          <table:table-cell table:style-name="ce14" office:value-type="string">
            <text:p>./actions/zoom-origin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5"/>
          <table:table-cell table:style-name="ce8"/>
          <table:table-cell/>
          <table:table-cell table:style-name="ce16"/>
          <table:table-cell table:style-name="ce14" office:value-type="string">
            <text:p>fontsizeup-koffice.svgz</text:p>
          </table:table-cell>
          <table:table-cell table:style-name="ce22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2"/>
          <table:table-cell table:style-name="ce8"/>
          <table:table-cell/>
          <table:table-cell table:style-name="ce16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2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2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6">26-08-2007</text:date>, <text:time>22:2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8-26T22:29:11</dc:date>
    <dc:language>pt-PT</dc:language>
    <meta:editing-cycles>43</meta:editing-cycles>
    <meta:editing-duration>PT12M27S</meta:editing-duration>
    <meta:user-defined meta:name="Info 1"/>
    <meta:user-defined meta:name="Info 2"/>
    <meta:user-defined meta:name="Info 3"/>
    <meta:user-defined meta:name="Info 4"/>
    <meta:document-statistic meta:table-count="1" meta:cell-count="1132"/>
  </office:meta>
</office:document-meta>
</file>